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4.632cm" fo:break-before="auto" style:use-optimal-row-height="true"/>
    </style:style>
    <style:style style:name="ro27" style:family="table-row">
      <style:table-row-properties style:row-height="5.186cm" fo:break-before="auto" style:use-optimal-row-height="true"/>
    </style:style>
    <style:style style:name="ro2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27T13:51:53.46">
            <text:p>0727 <text:s/>135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27T13:51:53.46">
            <text:p>0727 <text:s/>1351</text:p>
          </table:table-cell>
          <table:table-cell table:style-name="ce8" table:formula="of:=NOW()" office:value-type="date" office:date-value="2022-07-27T13:51:53.46">
            <text:p>0727 <text:s/>135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27T13:51:53.46">
            <text:p>0727 <text:s/>135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27T13:51:53.46">
            <text:p>0727 <text:s/>1351</text:p>
          </table:table-cell>
          <table:table-cell table:style-name="ce8" table:formula="of:=NOW()" office:value-type="date" office:date-value="2022-07-27T13:51:53.46">
            <text:p>0727 <text:s/>135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7-08T09:18:14.79">
            <text:p>0708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た。また、口の周りを、手で軽く打ち撫でる。しばらくして、ミケが、努めて鳴くのを抑えようとしている素振り、ふと感じ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목요일 (7/7). / 소서 (7/7), 첫 날. / 초후 (7/7), 첫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czwartek, siódmego lipca. / księwiek : 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nie tak gorąco[덥지-않다~+2. Nawet w ciągu dnia, kiedy stoisz[서 przed wentylatorem[환풍기 cały czas, wkrótce[금세, zacząłem czuć się zbyt[너무 fajny[cool.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خميس، الساب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етверг, седьмое июля. / что я купи'л в Вива? я купил сапо'&lt;a&gt;г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 office:value-type="date" office:date-value="2022-07-10T08:45:09.340001">
            <text:p>0710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ない。西にもいない。前回は、胸壁に着いたとき、ミケは、歩道にいた。察するに、車道の向かいのマンション。の、敷地にいたらしい。（２）今回、西の一画に加えて、マンションの植え込みなどを、見渡した。舌鳴らしも、向けた。気配、なし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9). / 소서(7/7), 제 셋 날. / 초후 (7/7), 같이, 셋 날. / (3) 토와회사의 일. "나카노부" (일본어 : 中延) 로 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ziewiątego lipca. / Księwiek : 10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Gorąco. Mieliśmy chmury. (2) Kiedy trochę po południu, słońce świeciło. Bezpoślednie światło słonica. Czułem się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تاسع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أكلت ناتو. \ طعام ياباني.</text:p>
            <text:p>akalat[zjadl`em / naatuw[natto / t^aAAm[jedzenie / jaabaaniyu[japon`skie / </text:p>
            <text:p>وهي مصنوعة من حبوب الصويا</text:p>
            <text:p>wahiy[kto`ry / mas^nuwaAAt[zrobione / h^obuwb-i[grain.e;ziaren.pl / s^uwyaa[soi.pl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евятое июля. / что я купи'л? я купил буты'лку напи'тка в автома'те во'зле стро'йки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7-14T09:30:12.63">
            <text:p>071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フェンスの外。到着してから、時間の間隔として、単位を、ミケの、例えば、壁の上で、行ったり来たり。この、一来、一往を、一つの単位とみなす。すなわち、一来して、[１]、一往して、また、[１]。</text:p>
            <text:p>（２）と、ものを立てた場合、私が到着してから、４単位ぐらいの間、ミケは、鳴き声を出さなかった。私の、平素の、[口当て訴え]（とでも、名づけようか）を、慮ってくれているのかも知れない。と、案じ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13). / 소서 (7/7), 제 일곱(7) 날. / 차후 (7/12), 제 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trzynastego lipca. / księwiek : 1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[pogoda] (1) padał. czasami pada, czasami zatrzymuje się. (2) kiedy wieczorem wyszedłem z domu, czułem się kilka kropel deszczu. &lt;1&gt; Na niebie, tu i tam, byli chmury szarego kolo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ثالث عشر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أكلت ناتو. \ ما هو ناتو؟ \ نايو، إنه طعام ياباني.</text:p>
            <text:p>akalat[zjedl`em / huw[to.pl / inaa[to-jest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тринадцатое июля. / что я купил? / купил в магазине Кян-Ду, сла'дости. конфеты[candy.e из черного сахара[cukierek.pl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 office:value-type="date" office:date-value="2022-07-18T09:20:19.27">
            <text:p>0718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일요일 (7/17) / 소서 (7/7), 제 열하나(11) 날. / 차후 (7/12), 제 여섯(6) 날 / 칠십이후 : 연꽃이 열리기 시작한다 (일본 : 蓮始開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siedemnastego lipca. / księwiek : 18. / [pogoda] (1) zachmurzenia. (2) światła słonecznego, nie mieliśmy. (3) jak dla deszczu, kiedy wyszedłem z domu wieczorem, miałem kilka kropli. &lt;1&gt; Do parku, Nie zachodziłem, zajeździłem na rowerze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بع عشر من شهر يوليو \ نفس اليوم من شهر ذو الحجة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ماذا أكلت؟ \ أكلت بطاطس. / أكلت جزر.</text:p>
            <text:p>akalat[zjedl`em / bat^aat^is[ziemniak / dhuzuru[marchew;당근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семнадцатое июля.</text:p>
            <text:p>/ что я купил? я купил ничего не. / несколько дней на'зад, в магазине Дайсо, купил че'&lt;jo&gt;рный сахар леде'не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 office:value-type="date" office:date-value="2022-07-19T09:00:33.1">
            <text:p>0719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到着時にはいない。しばらくして、来る。階段の方向から。フェンスの中。（２）突出のところに、そのまま出てくる。一旦、フェンスの中に留まる、ことはなく（３）変わらず、繁く鳴く。ペーストを食べ始めると、静かにな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office:value-type="string" table:number-columns-spanned="3" table:number-rows-spanned="1">
            <text:p>월요일 (7/18) / 소서 (7/7), 제 열둘(12) 날 / 차후 (7/12), 제 일곱(7) 날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poniedziałek, osiemnastego lipca, rok dwa tysiące dwadzieścia dwa. / Księwiek : 19. / [pogoda] (1) znowu gorąco. nie deszcz. Byli chmur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ثامن عشر من شهر يوليو \ نفس اليوم،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ماذا أكلت؟ \ أكلت . الإسقمري.. سمكة مسلوقة.</text:p>
            <text:p>akaltu[zjedl`em / samak[ryba.pl / isqamariyu[makrela.pl / masluwqa[gotowana.pl;boiled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'льник, восемна'дца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что я купил? / купила зеле'&lt;jo&gt;ный лук, наре'занны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 office:value-type="date" office:date-value="2022-07-23T09:32:08.79">
            <text:p>0723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フェンスの外にいる。鳴くとまた、ミケの顔を、指でわらわらと、軽く打ち叩く。ミケは嫌がる。甘噛み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금요일 (7/22) / 소서 (7/7), 마지막 날 / 말후 (7/17), 제 여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iątek, dwudziestego drugiego lipca. / Księwiek : 2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[pogoda] (1) Pogoda w rejonie Yamakita. &lt;1&gt; rano, padał. dość siła. &lt;2&gt; grzmot, też. (2) Potem, przed południem, wychodzi słonce. (3) po południem, zachmurzenie. a potem, światło słońca. gorąc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جمعة، الثاني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طعام : ماذا أكلت؟ أكلت بطاطس. \ جز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ятница, двадцать второе июля. / (покупка) (1) В магазине Даи-Со. я купил конфеты.</text:p>
          </table:table-cell>
          <table:covered-table-cell table:number-columns-repeated="2" table:style-name="ce21"/>
          <table:table-cell table:style-name="ce23" office:value-type="string">
            <text:p><text:a xlink:href="https://tdgradstroy.ru/company/">https://tdgradstroy.ru/company/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7-24T10:16:11.97">
            <text:p>0724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る。初め、フェンスの中。定位置に着く頃、塀に出てくる（２）頭を床に擦りつける仕草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7/23) / 대서 (7/23), 초일 / 초후 (7/23), 제 하나 날. / 칠십이후 : 일본, '桐始結花'. 오동나무(桐)의 열매가 결실 시작한다.</text:p>
          </table:table-cell>
          <table:covered-table-cell table:number-columns-repeated="2" table:style-name="ce21"/>
          <table:table-cell table:style-name="ce23" office:value-type="string">
            <text:p><text:a xlink:href="http://contents.history.go.kr/front/tg/view.do?treeId=0206&amp;levelId=tg_004_2870">http://contents.history.go.kr/front/tg/view.do?treeId=0206&amp;levelId=tg_004_2870</text:a></text:p>
            <text:p><text:a xlink:href="https://auto.fandom.com/ko/wiki/부민관_사건">https://auto.fandom.com/ko/wiki/부민관_사건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dwudziestego czwartego lipca. / księwiek : 2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ثالث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два'дцать тре'ть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7-25T10:10:38.85">
            <text:p>0725</text:p>
          </table:table-cell>
          <table:table-cell table:style-name="ce10" office:value-type="string">
            <text:p>ミケ</text:p>
          </table:table-cell>
          <table:table-cell table:style-name="ce19" office:value-type="string" table:number-columns-spanned="3" table:number-rows-spanned="1">
            <text:p>来た。（１）階段を過ぎる頃、鳴き始め。（２）フェンスの外にい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7/24) / 대서 (7/23), 제 둘 날. / 초후 (7/23), 제 둘 날. / 칠십이후 : 중국, '腐草為蛍' (썩은 풀이 뜸들어서, 반딧풀이 된다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, dwudziestego piątego lipca. / księwiek : 25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رابع وعشرين من شهر يوليو \ نفس اليوم من شهر ذو الحجة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, двадцать че'тве&lt;jo&gt;ртое июля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2"/>
          <table:table-cell table:formula="of:=NOW()" office:value-type="date" office:date-value="2022-07-27T13:51:56.78">
            <text:p>2022/7/27 13:51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4"/>
          <table:table-cell office:value-type="string">
            <text:p>start C:\WORKS_2\WS\WS_Others.JVEMV6\JVEMV6\37_miscs\9_prog_lang\end_diary.bat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7">2022/07/27</text:date>, <text:time>13:5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27T13:51:48.01</dc:date>
    <dc:creator>iwabuchi ken</dc:creator>
    <meta:editing-duration>P19DT30M59S</meta:editing-duration>
    <meta:editing-cycles>2612</meta:editing-cycles>
    <meta:generator>OpenOffice/4.1.3$Win32 OpenOffice.org_project/413m1$Build-9783</meta:generator>
    <meta:document-statistic meta:table-count="2" meta:cell-count="916" meta:object-count="0"/>
  </office:meta>
</office:document-meta>
</file>